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bcc" draw:textarea-horizontal-align="justify" draw:textarea-vertical-align="middle" draw:auto-grow-height="false" fo:min-height="25.69cm" fo:min-width="19.09cm"/>
    </style:style>
    <style:style style:name="gr2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528cm" fo:padding-top="0.075cm" fo:padding-bottom="0.075cm" fo:padding-left="0.2cm" fo:padding-right="0.2cm"/>
    </style:style>
    <style:style style:name="gr3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115cm" fo:padding-top="0.075cm" fo:padding-bottom="0.075cm" fo:padding-left="0.2cm" fo:padding-right="0.2cm"/>
    </style:style>
    <style:style style:name="gr4" style:family="graphic" style:parent-style-name="objectwithoutfill">
      <style:graphic-properties draw:stroke="solid" svg:stroke-width="0.102cm" svg:stroke-color="#000000" draw:marker-start-width="0.509cm" draw:marker-end-width="0.509cm" draw:fill="none" draw:textarea-vertical-align="middle" fo:padding-top="0.075cm" fo:padding-bottom="0.075cm" fo:padding-left="0.2cm" fo:padding-right="0.2cm"/>
    </style:style>
    <style:style style:name="gr5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3cm" fo:padding-top="0.075cm" fo:padding-bottom="0.075cm" fo:padding-left="0.2cm" fo:padding-right="0.2cm"/>
    </style:style>
    <style:style style:name="gr6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4cm" fo:padding-top="0.075cm" fo:padding-bottom="0.075cm" fo:padding-left="0.2cm" fo:padding-right="0.2cm"/>
    </style:style>
    <style:style style:name="gr7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true" fo:min-height="0.712cm" fo:min-width="1.534cm" fo:padding-top="0.075cm" fo:padding-bottom="0.075cm" fo:padding-left="0.2cm" fo:padding-right="0.2cm"/>
    </style:style>
    <style:style style:name="gr8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false" fo:min-height="0.839cm" fo:min-width="0cm" fo:padding-top="0.075cm" fo:padding-bottom="0.075cm" fo:padding-left="0.2cm" fo:padding-right="0.2cm"/>
    </style:style>
    <style:style style:name="gr9" style:family="graphic" style:parent-style-name="standard">
      <style:graphic-properties draw:stroke="none" svg:stroke-width="0.102cm" svg:stroke-color="#000000" draw:marker-start-width="0.509cm" draw:marker-end-width="0.509cm" draw:fill="none" draw:fill-color="#ffffff" fo:min-height="1.575cm" fo:padding-top="0.075cm" fo:padding-bottom="0.075cm" fo:padding-left="0.2cm" fo:padding-right="0.2cm"/>
    </style:style>
    <style:style style:name="gr10" style:family="graphic" style:parent-style-name="objectwithoutfill">
      <style:graphic-properties draw:stroke="dash" draw:stroke-dash="Dashed_20__28_var_29_" svg:stroke-width="0.051cm" svg:stroke-color="#999999" draw:marker-start-width="0.356cm" draw:marker-end-width="0.356cm" draw:fill="none" draw:textarea-vertical-align="middle" fo:padding-top="0.05cm" fo:padding-bottom="0.05cm" fo:padding-left="0.175cm" fo:padding-right="0.175cm" draw:shadow="hidden" draw:shadow-offset-x="0.203cm" draw:shadow-offset-y="0.2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4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0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05cm"/>
    </style:style>
    <style:style style:name="gr18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false" fo:min-height="0.92cm" fo:min-width="0cm" fo:padding-top="0.075cm" fo:padding-bottom="0.075cm" fo:padding-left="0.2cm" fo:padding-right="0.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/>
    </style:style>
    <style:style style:name="gr20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false" draw:auto-grow-width="false" fo:min-height="0.972cm" fo:min-width="0cm" fo:padding-top="0.075cm" fo:padding-bottom="0.075cm" fo:padding-left="0.2cm" fo:padding-right="0.2cm"/>
    </style:style>
    <style:style style:name="gr2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/>
    </style:style>
    <style:style style:name="gr23" style:family="graphic" style:parent-style-name="standard">
      <style:graphic-properties draw:stroke="none" draw:fill="none" fo:min-height="0.395cm"/>
    </style:style>
    <style:style style:name="gr24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0.712cm" fo:padding-top="0.075cm" fo:padding-bottom="0.075cm" fo:padding-left="0.2cm" fo:padding-right="0.2cm"/>
    </style:style>
    <style:style style:name="gr25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0.728cm" fo:padding-top="0.075cm" fo:padding-bottom="0.075cm" fo:padding-left="0.2cm" fo:padding-right="0.2cm"/>
    </style:style>
    <style:style style:name="gr26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true" fo:min-height="0.853cm" fo:min-width="1.552cm" fo:padding-top="0.075cm" fo:padding-bottom="0.075cm" fo:padding-left="0.2cm" fo:padding-right="0.2cm"/>
    </style:style>
    <style:style style:name="gr29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02cm" draw:marker-start-width="0.353cm" draw:marker-end-width="0.353cm" draw:fill="none" draw:textarea-vertical-align="middle" fo:padding-top="0.176cm" fo:padding-bottom="0.176cm" fo:padding-left="0.301cm" fo:padding-right="0.301cm"/>
    </style:style>
    <style:style style:name="gr3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fffbcc"/>
      <style:paragraph-properties fo:text-align="center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20pt" fo:font-weight="bold" style:font-size-asian="18pt" style:font-size-complex="18pt"/>
    </style:style>
    <style:style style:name="P8" style:family="paragraph">
      <style:paragraph-properties fo:margin-top="0.051cm" fo:margin-bottom="0cm"/>
    </style:style>
    <style:style style:name="P9" style:family="paragraph">
      <loext:graphic-properties draw:fill="none" draw:fill-color="#ffffff"/>
      <style:paragraph-properties fo:margin-top="0.051cm" fo:margin-bottom="0cm"/>
      <style:text-properties fo:font-size="10pt" style:font-size-asian="18pt" style:font-size-complex="18pt"/>
    </style:style>
    <style:style style:name="P10" style:family="paragraph">
      <loext:graphic-properties draw:fill="none" draw:fill-color="#ffffff"/>
      <style:text-properties fo:font-size="10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18pt" fo:font-style="normal" style:font-size-asian="18pt" style:font-style-asian="normal" style:font-size-complex="18pt" style:font-style-complex="normal"/>
    </style:style>
    <style:style style:name="P12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fo:font-style="italic" style:font-size-asian="18pt" style:font-size-complex="18pt"/>
    </style:style>
    <style:style style:name="T3" style:family="text">
      <style:text-properties fo:font-size="20pt" fo:font-weight="bold" style:font-size-asian="18pt" style:font-size-complex="18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8pt" fo:font-style="normal" style:font-size-asian="18pt" style:font-style-asian="normal" style:font-size-complex="18pt" style:font-style-complex="normal"/>
    </style:style>
    <style:style style:name="T6" style:family="text">
      <style:text-properties style:text-position="20% 100%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2.253cm" svg:height="1.678cm" svg:x="3.895cm" svg:y="12.752cm">
          <draw:text-box>
            <text:p><text:span text:style-name="T1"><text:s/></text:span><text:span text:style-name="T1">map</text:span></text:p>
          </draw:text-box>
        </draw:frame>
        <draw:frame draw:style-name="gr3" draw:text-style-name="P3" xml:id="id2" draw:id="id2" draw:layer="layout" svg:width="2.667cm" svg:height="1.265cm" svg:x="1.016cm" svg:y="25.638cm">
          <draw:text-box>
            <text:p><text:s/>motion</text:p>
          </draw:text-box>
        </draw:frame>
        <draw:connector draw:style-name="gr4" draw:text-style-name="P4" draw:layer="layout" draw:type="curve" svg:x1="5.021cm" svg:y1="14.43cm" svg:x2="2.349cm" svg:y2="25.638cm" draw:start-shape="id1" draw:start-glue-point="2" draw:end-shape="id2" svg:d="M5021 14430c0 8406-2672 2802-2672 11208" svg:viewBox="0 0 2673 11209">
          <text:p/>
        </draw:connector>
        <draw:frame draw:style-name="gr5" draw:text-style-name="P3" xml:id="id5" draw:id="id5" draw:layer="layout" svg:width="2.413cm" svg:height="1.523cm" svg:x="18.12cm" svg:y="23.225cm">
          <draw:text-box>
            <text:p><text:s/>places</text:p>
          </draw:text-box>
        </draw:frame>
        <draw:frame draw:style-name="gr6" draw:text-style-name="P3" xml:id="id6" draw:id="id6" draw:layer="layout" svg:width="2.307cm" svg:height="1.524cm" svg:x="11.792cm" svg:y="18.393cm">
          <draw:text-box>
            <text:p><text:s/>turtle</text:p>
          </draw:text-box>
        </draw:frame>
        <draw:frame draw:style-name="gr7" draw:text-style-name="P5" xml:id="id4" draw:id="id4" draw:layer="layout" svg:width="1.934cm" svg:height="0.862cm" svg:x="18.408cm" svg:y="8.05cm">
          <draw:text-box>
            <text:p><text:span text:style-name="T2">roam</text:span></text:p>
          </draw:text-box>
        </draw:frame>
        <draw:frame draw:style-name="gr8" draw:text-style-name="P5" xml:id="id3" draw:id="id3" draw:layer="layout" svg:width="1.383cm" svg:height="0.989cm" svg:x="4.65cm" svg:y="2.144cm">
          <draw:text-box>
            <text:p><text:span text:style-name="T2">net</text:span></text:p>
          </draw:text-box>
        </draw:frame>
        <draw:connector draw:style-name="gr4" draw:text-style-name="P4" draw:layer="layout" draw:type="curve" svg:x1="6.033cm" svg:y1="2.638cm" svg:x2="19.375cm" svg:y2="8.05cm" draw:start-shape="id3" draw:start-glue-point="1" draw:end-shape="id4" draw:end-glue-point="0" svg:d="M6033 2638c8895 0 13342 1804 13342 5412" svg:viewBox="0 0 13343 5413">
          <text:p/>
        </draw:connector>
        <draw:connector draw:style-name="gr4" draw:text-style-name="P4" draw:layer="layout" draw:type="curve" svg:x1="5.341cm" svg:y1="3.133cm" svg:x2="5.021cm" svg:y2="12.752cm" draw:start-shape="id3" draw:end-shape="id1" draw:end-glue-point="0" svg:d="M5341 3133c0 7215-320 2406-320 9619" svg:viewBox="0 0 321 9620">
          <text:p/>
        </draw:connector>
        <draw:connector draw:style-name="gr4" draw:text-style-name="P4" draw:layer="layout" draw:type="curve" svg:x1="19.326cm" svg:y1="24.748cm" svg:x2="3.683cm" svg:y2="26.27cm" draw:start-shape="id5" draw:start-glue-point="2" draw:end-shape="id2" draw:end-glue-point="1" svg:d="M19326 24748c0 1015-5214 1522-15643 1522" svg:viewBox="0 0 15644 1523">
          <text:p/>
        </draw:connector>
        <draw:connector draw:style-name="gr4" draw:text-style-name="P4" draw:layer="layout" draw:type="curve" svg:x1="3.683cm" svg:y1="26.27cm" svg:x2="12.945cm" svg:y2="19.917cm" draw:start-shape="id2" draw:start-glue-point="1" draw:end-shape="id6" draw:end-glue-point="2" svg:d="M3683 26270c6175 0 9262-2117 9262-6353" svg:viewBox="0 0 9263 6354">
          <text:p/>
        </draw:connector>
        <draw:frame draw:style-name="gr9" draw:text-style-name="P7" draw:layer="layout" svg:width="5.764cm" svg:height="1.725cm" svg:x="15.224cm" svg:y="0.995cm">
          <draw:text-box>
            <text:p text:style-name="P6"><text:span text:style-name="T3">Muse Library Dependencies</text:span></text:p>
          </draw:text-box>
        </draw:frame>
        <draw:connector draw:style-name="gr10" draw:text-style-name="P4" draw:layer="layout" draw:type="curve" svg:x1="7.902cm" svg:y1="16.515cm" svg:x2="7.902cm" svg:y2="16.515cm" svg:d="M7902 16515z" svg:viewBox="0 0 1 1">
          <text:p/>
        </draw:connector>
        <draw:frame draw:style-name="gr11" draw:text-style-name="P9" draw:layer="layout" svg:width="2.648cm" svg:height="0.645cm" svg:x="5.157cm" svg:y="1.517cm">
          <draw:text-box>
            <text:p text:style-name="P8"><text:span text:style-name="T4">RPC dispatch</text:span></text:p>
          </draw:text-box>
        </draw:frame>
        <draw:frame draw:style-name="gr12" draw:text-style-name="P10" draw:layer="layout" svg:width="1.16cm" svg:height="0.645cm" svg:x="24.72cm" svg:y="6.796cm">
          <draw:text-box>
            <text:p><text:span text:style-name="T4">CLL</text:span></text:p>
          </draw:text-box>
        </draw:frame>
        <draw:frame draw:style-name="gr13" draw:text-style-name="P10" draw:layer="layout" svg:width="1.143cm" svg:height="1.039cm" svg:x="-2.374cm" svg:y="4.637cm">
          <draw:text-box>
            <text:p><text:span text:style-name="T4">CLL</text:span></text:p>
          </draw:text-box>
        </draw:frame>
        <draw:frame draw:style-name="gr14" draw:text-style-name="P10" draw:layer="layout" svg:width="1.145cm" svg:height="0.645cm" svg:x="-4.844cm" svg:y="11.933cm">
          <draw:text-box>
            <text:p><text:span text:style-name="T4">CLL</text:span></text:p>
          </draw:text-box>
        </draw:frame>
        <draw:frame draw:style-name="gr15" draw:text-style-name="P10" draw:layer="layout" svg:width="2.576cm" svg:height="1.039cm" svg:x="18.085cm" svg:y="23.758cm">
          <draw:text-box>
            <text:p text:style-name="P6"><text:span text:style-name="T4"><text:s/></text:span><text:span text:style-name="T4">place, </text:span></text:p>
            <text:p text:style-name="P6"><text:span text:style-name="T4">moves, steps</text:span></text:p>
          </draw:text-box>
        </draw:frame>
        <draw:frame draw:style-name="gr12" draw:text-style-name="P10" draw:layer="layout" svg:width="2.399cm" svg:height="0.645cm" svg:x="11.757cm" svg:y="19.181cm">
          <draw:text-box>
            <text:p><text:span text:style-name="T4">abstractions</text:span></text:p>
          </draw:text-box>
        </draw:frame>
        <draw:frame draw:style-name="gr16" draw:text-style-name="P10" xml:id="id13" draw:id="id13" draw:layer="layout" svg:width="2.225cm" svg:height="1.039cm" svg:x="3.855cm" svg:y="13.414cm">
          <draw:text-box>
            <text:p><text:span text:style-name="T4">place CLL</text:span></text:p>
            <text:p><text:span text:style-name="T4">+ headings</text:span></text:p>
          </draw:text-box>
        </draw:frame>
        <draw:frame draw:style-name="gr17" draw:text-style-name="P10" draw:layer="layout" svg:width="2.805cm" svg:height="0.645cm" svg:x="1.057cm" svg:y="26.236cm">
          <draw:text-box>
            <text:p><text:span text:style-name="T4">move and step</text:span></text:p>
          </draw:text-box>
        </draw:frame>
        <draw:frame draw:style-name="gr18" draw:text-style-name="P11" xml:id="id7" draw:id="id7" draw:layer="layout" svg:width="2.377cm" svg:height="1.07cm" svg:x="1.073cm" svg:y="1.5cm">
          <draw:text-box>
            <text:p text:style-name="P6"><text:span text:style-name="T5">remote</text:span></text:p>
          </draw:text-box>
        </draw:frame>
        <draw:connector draw:style-name="gr4" draw:text-style-name="P4" draw:layer="layout" draw:type="curve" svg:x1="4.65cm" svg:y1="2.638cm" svg:x2="3.45cm" svg:y2="2.035cm" draw:start-shape="id3" draw:end-shape="id7" draw:end-glue-point="1" svg:d="M4650 2638c-900 0-300-603-1200-603" svg:viewBox="0 0 1201 604">
          <text:p/>
        </draw:connector>
        <draw:frame draw:style-name="gr19" draw:text-style-name="P10" draw:layer="layout" svg:width="1.34cm" svg:height="0.645cm" svg:x="1.09cm" svg:y="0.951cm">
          <draw:text-box>
            <text:p><text:span text:style-name="T4">RPC </text:span></text:p>
          </draw:text-box>
        </draw:frame>
        <draw:frame draw:style-name="gr20" draw:text-style-name="P11" xml:id="id8" draw:id="id8" draw:layer="layout" svg:width="1.6cm" svg:height="0.953cm" svg:x="2.905cm" svg:y="16.049cm">
          <draw:text-box>
            <text:p text:style-name="P6"><text:span text:style-name="T6">dds</text:span></text:p>
          </draw:text-box>
        </draw:frame>
        <draw:connector draw:style-name="gr21" draw:text-style-name="P4" draw:layer="layout" draw:type="curve" svg:x1="2.261cm" svg:y1="2.57cm" svg:x2="3.705cm" svg:y2="16.049cm" draw:start-shape="id7" draw:start-glue-point="2" draw:end-shape="id8" draw:end-glue-point="0" svg:d="M2261 2570c0 10110 1444 3371 1444 13479" svg:viewBox="0 0 1445 13480">
          <text:p/>
        </draw:connector>
        <draw:frame draw:style-name="gr22" draw:text-style-name="P12" draw:layer="layout" svg:width="1.751cm" svg:height="0.645cm" svg:x="1.72cm" svg:y="2.048cm">
          <draw:text-box>
            <text:p text:style-name="P6"><text:span text:style-name="T4">+ come</text:span></text:p>
          </draw:text-box>
        </draw:frame>
        <draw:frame draw:style-name="gr23" draw:text-style-name="P13" draw:layer="layout" svg:width="1.254cm" svg:height="0.645cm" svg:x="22.995cm" svg:y="3.664cm">
          <draw:text-box>
            <text:p><text:span text:style-name="T4">CLL</text:span></text:p>
          </draw:text-box>
        </draw:frame>
        <draw:frame draw:style-name="gr24" draw:text-style-name="P2" xml:id="id10" draw:id="id10" draw:layer="layout" svg:width="1.608cm" svg:height="0.862cm" svg:x="10.781cm" svg:y="14.987cm">
          <draw:text-box>
            <text:p><text:span text:style-name="T1">task</text:span></text:p>
          </draw:text-box>
        </draw:frame>
        <draw:frame draw:style-name="gr14" draw:text-style-name="P10" draw:layer="layout" svg:width="1.145cm" svg:height="0.645cm" svg:x="23.556cm" svg:y="19.434cm">
          <draw:text-box>
            <text:p><text:span text:style-name="T4">CLL</text:span></text:p>
          </draw:text-box>
        </draw:frame>
        <draw:frame draw:style-name="gr25" draw:text-style-name="P2" xml:id="id9" draw:id="id9" draw:layer="layout" svg:width="1.524cm" svg:height="0.878cm" svg:x="14.054cm" svg:y="14.727cm">
          <draw:text-box>
            <text:p><text:span text:style-name="T1">gps</text:span></text:p>
          </draw:text-box>
        </draw:frame>
        <draw:connector draw:style-name="gr21" draw:text-style-name="P4" draw:layer="layout" draw:type="curve" svg:x1="14.816cm" svg:y1="15.605cm" svg:x2="14.099cm" svg:y2="19.155cm" draw:start-shape="id9" draw:start-glue-point="2" draw:end-shape="id6" draw:end-glue-point="1" svg:d="M14816 15605c0 2367-239 3550-717 3550" svg:viewBox="0 0 718 3551">
          <text:p/>
        </draw:connector>
        <draw:connector draw:style-name="gr21" draw:text-style-name="P4" draw:layer="layout" draw:type="curve" svg:x1="14.816cm" svg:y1="15.605cm" svg:x2="19.326cm" svg:y2="23.225cm" draw:start-shape="id9" draw:start-glue-point="2" draw:end-shape="id5" svg:d="M14816 15605c0 5715 4510 1905 4510 7620" svg:viewBox="0 0 4511 7621">
          <text:p/>
        </draw:connector>
        <draw:connector draw:style-name="gr21" draw:text-style-name="P4" draw:layer="layout" draw:type="curve" svg:x1="11.585cm" svg:y1="15.849cm" svg:x2="12.945cm" svg:y2="18.393cm" draw:start-shape="id10" draw:start-glue-point="2" draw:end-shape="id6" draw:end-glue-point="0" svg:d="M11585 15849c0 1908 1360 636 1360 2544" svg:viewBox="0 0 1361 2545">
          <text:p/>
        </draw:connector>
        <draw:frame draw:style-name="gr14" draw:text-style-name="P10" draw:layer="layout" svg:width="1.145cm" svg:height="0.645cm" svg:x="25.856cm" svg:y="15.935cm">
          <draw:text-box>
            <text:p><text:span text:style-name="T4">CLL</text:span></text:p>
          </draw:text-box>
        </draw:frame>
        <draw:connector draw:style-name="gr21" draw:text-style-name="P4" draw:layer="layout" draw:type="curve" svg:x1="14.816cm" svg:y1="14.727cm" svg:x2="6.033cm" svg:y2="2.638cm" draw:start-shape="id9" draw:start-glue-point="0" draw:end-shape="id3" draw:end-glue-point="1" svg:d="M14816 14727c0-8060-2927-12089-8783-12089" svg:viewBox="0 0 8784 12090">
          <text:p/>
        </draw:connector>
        <draw:connector draw:style-name="gr21" draw:text-style-name="P4" draw:layer="layout" draw:type="curve" svg:x1="18.12cm" svg:y1="23.986cm" svg:x2="5.021cm" svg:y2="14.43cm" draw:start-shape="id5" draw:start-glue-point="3" draw:end-shape="id1" draw:end-glue-point="2" svg:d="M18120 23986c-8733 0-13099-3185-13099-9556" svg:viewBox="0 0 13100 9557">
          <text:p/>
        </draw:connector>
        <draw:connector draw:style-name="gr21" draw:text-style-name="P4" draw:layer="layout" draw:type="curve" svg:x1="3.683cm" svg:y1="26.27cm" svg:x2="19.375cm" svg:y2="8.912cm" draw:start-shape="id2" draw:start-glue-point="1" draw:end-shape="id4" draw:end-glue-point="2" svg:d="M3683 26270c10462 0 15692-5786 15692-17358" svg:viewBox="0 0 15693 17359">
          <text:p/>
        </draw:connector>
        <draw:connector draw:style-name="gr21" draw:text-style-name="P4" draw:layer="layout" draw:type="curve" svg:x1="11.585cm" svg:y1="14.987cm" svg:x2="6.033cm" svg:y2="2.638cm" draw:start-shape="id10" draw:start-glue-point="0" draw:end-shape="id3" draw:end-glue-point="1" svg:d="M11585 14987c0-8233-1850-12349-5552-12349" svg:viewBox="0 0 5553 12350">
          <text:p/>
        </draw:connector>
        <draw:connector draw:style-name="gr21" draw:text-style-name="P4" draw:layer="layout" draw:type="curve" svg:x1="3.683cm" svg:y1="26.27cm" svg:x2="10.781cm" svg:y2="15.418cm" draw:start-shape="id2" draw:start-glue-point="1" draw:end-shape="id10" svg:d="M3683 26270c5323 0 1775-10852 7098-10852" svg:viewBox="0 0 7099 10853">
          <text:p/>
        </draw:connector>
        <draw:connector draw:style-name="gr21" draw:text-style-name="P4" draw:layer="layout" draw:type="curve" svg:x1="19.375cm" svg:y1="8.912cm" svg:x2="19.326cm" svg:y2="23.225cm" draw:start-shape="id4" draw:start-glue-point="2" draw:end-shape="id5" draw:end-glue-point="0" svg:d="M19375 8912c0 10735-49 3579-49 14313" svg:viewBox="0 0 50 14314">
          <text:p/>
        </draw:connector>
        <draw:connector draw:style-name="gr21" draw:text-style-name="P4" draw:layer="layout" draw:type="curve" svg:x1="3.683cm" svg:y1="26.27cm" svg:x2="14.816cm" svg:y2="15.605cm" draw:start-shape="id2" draw:start-glue-point="1" draw:end-shape="id9" draw:end-glue-point="2" svg:d="M3683 26270c7422 0 11133-3555 11133-10665" svg:viewBox="0 0 11134 10666">
          <text:p/>
        </draw:connector>
        <draw:connector draw:style-name="gr26" draw:text-style-name="P4" draw:layer="layout" draw:type="curve" svg:x1="2.261cm" svg:y1="2.57cm" svg:x2="2.349cm" svg:y2="25.638cm" draw:start-shape="id7" draw:start-glue-point="2" draw:end-shape="id2" draw:end-glue-point="0" svg:d="M2261 2570c0 17301 88 5767 88 23068" svg:viewBox="0 0 89 23069">
          <text:p/>
        </draw:connector>
        <draw:connector draw:style-name="gr27" draw:text-style-name="P4" draw:layer="layout" draw:type="curve" svg:x1="19.375cm" svg:y1="8.912cm" svg:x2="14.099cm" svg:y2="19.155cm" draw:start-shape="id4" draw:start-glue-point="2" draw:end-shape="id6" draw:end-glue-point="1" svg:d="M19375 8912c0 6829-1758 10243-5276 10243" svg:viewBox="0 0 5277 10244">
          <text:p/>
        </draw:connector>
        <draw:frame draw:style-name="gr28" draw:text-style-name="P14" xml:id="id11" draw:id="id11" draw:layer="layout" svg:width="1.952cm" svg:height="1.003cm" svg:x="14.758cm" svg:y="4.705cm">
          <draw:text-box>
            <text:p text:style-name="P6"><text:span text:style-name="T1"><text:s/></text:span><text:span text:style-name="T1">port</text:span></text:p>
          </draw:text-box>
        </draw:frame>
        <draw:connector draw:style-name="gr29" draw:text-style-name="P4" draw:layer="layout" draw:type="curve" svg:x1="15.734cm" svg:y1="5.708cm" svg:x2="5.021cm" svg:y2="12.752cm" draw:start-shape="id11" draw:start-glue-point="2" draw:end-shape="id1" draw:end-glue-point="0" svg:d="M15734 5708c0 5283-10713 1761-10713 7044" svg:viewBox="0 0 10714 7045">
          <text:p/>
        </draw:connector>
        <draw:connector draw:style-name="gr29" draw:text-style-name="P4" draw:layer="layout" draw:type="curve" svg:x1="6.033cm" svg:y1="2.638cm" svg:x2="15.734cm" svg:y2="4.705cm" draw:start-shape="id3" draw:start-glue-point="1" draw:end-shape="id11" draw:end-glue-point="0" svg:d="M6033 2638c6468 0 9701 689 9701 2067" svg:viewBox="0 0 9702 2068">
          <text:p/>
        </draw:connector>
        <draw:connector draw:style-name="gr29" draw:text-style-name="P4" draw:layer="layout" draw:type="curve" svg:x1="15.734cm" svg:y1="5.708cm" svg:x2="19.326cm" svg:y2="23.225cm" draw:start-shape="id11" draw:start-glue-point="2" draw:end-shape="id5" draw:end-glue-point="0" svg:d="M15734 5708c0 13138 3592 4380 3592 17517" svg:viewBox="0 0 3593 17518">
          <text:p/>
        </draw:connector>
        <draw:frame draw:style-name="gr28" draw:text-style-name="P14" xml:id="id12" draw:id="id12" draw:layer="layout" svg:width="1.952cm" svg:height="1.003cm" svg:x="12.358cm" svg:y="4.006cm">
          <draw:text-box>
            <text:p text:style-name="P6"><text:span text:style-name="T1"><text:s/></text:span><text:span text:style-name="T1">exec</text:span></text:p>
          </draw:text-box>
        </draw:frame>
        <draw:connector draw:style-name="gr30" draw:text-style-name="P4" draw:layer="layout" draw:type="curve" svg:x1="13.334cm" svg:y1="5.009cm" svg:x2="5.021cm" svg:y2="12.752cm" draw:start-shape="id12" draw:start-glue-point="2" draw:end-shape="id1" draw:end-glue-point="0" svg:d="M13334 5009c0 5808-8313 1937-8313 7743" svg:viewBox="0 0 8314 7744">
          <text:p/>
        </draw:connector>
        <draw:connector draw:style-name="gr29" draw:text-style-name="P4" draw:layer="layout" draw:type="curve" svg:x1="6.033cm" svg:y1="2.638cm" svg:x2="13.334cm" svg:y2="4.006cm" draw:start-shape="id3" draw:start-glue-point="1" draw:end-shape="id12" draw:end-glue-point="0" svg:d="M6033 2638c4868 0 7301 456 7301 1368" svg:viewBox="0 0 7302 1369">
          <text:p/>
        </draw:connector>
        <draw:connector draw:style-name="gr31" draw:text-style-name="P4" draw:layer="layout" draw:type="curve" svg:x1="3.705cm" svg:y1="16.049cm" svg:x2="4.967cm" svg:y2="14.453cm" draw:start-shape="id8" draw:start-glue-point="0" draw:end-shape="id13" draw:end-glue-point="2" svg:d="M3705 16049c0-1234 1262-437 1262-1596" svg:viewBox="0 0 1263 1597">
          <text:p/>
        </draw:connector>
        <draw:connector draw:style-name="gr31" draw:text-style-name="P4" draw:layer="layout" draw:type="curve" svg:x1="3.705cm" svg:y1="17.002cm" svg:x2="19.326cm" svg:y2="23.225cm" draw:start-shape="id8" draw:start-glue-point="2" draw:end-shape="id5" svg:d="M3705 17002c0 4668 15621 1557 15621 6223" svg:viewBox="0 0 15622 62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5:46:20.515000000</meta:creation-date>
    <dc:date>2026-02-04T19:20:37</dc:date>
    <meta:editing-duration>P8DT16H17M8S</meta:editing-duration>
    <meta:editing-cycles>68</meta:editing-cycles>
    <meta:generator>LibreOffice/6.0.4.2$Windows_X86_64 LibreOffice_project/9b0d9b32d5dcda91d2f1a96dc04c645c450872bf</meta:generator>
    <meta:print-date>2020-08-06T08:51:37.274000000</meta:print-date>
    <meta:document-statistic meta:object-count="54"/>
  </office:meta>
</office:document-meta>
</file>